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application/xml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style:font-name="Garamond"/>
    </style:style>
    <style:style style:name="P3" style:family="paragraph" style:parent-style-name="Text_20_body">
      <style:paragraph-properties fo:margin-left="0.2665in" fo:margin-right="0in" fo:margin-top="0in" fo:margin-bottom="0in" fo:line-height="100%" fo:text-indent="0in" style:auto-text-indent="false"/>
      <style:text-properties style:font-name="Garamond"/>
    </style:style>
    <style:style style:name="P4" style:family="paragraph" style:parent-style-name="Text_20_body">
      <style:paragraph-properties fo:margin-left="0.2516in" fo:margin-right="0in" fo:margin-top="0in" fo:margin-bottom="0in" fo:line-height="100%" fo:text-indent="0in" style:auto-text-indent="false"/>
      <style:text-properties style:font-name="Garamond"/>
    </style:style>
    <style:style style:name="P5" style:family="paragraph" style:parent-style-name="Text_20_body">
      <style:paragraph-properties fo:margin-left="0.2661in" fo:margin-right="0in" fo:margin-top="0in" fo:margin-bottom="0in" fo:line-height="100%" fo:text-indent="0in" style:auto-text-indent="false"/>
      <style:text-properties style:font-name="Garamond"/>
    </style:style>
    <style:style style:name="P6" style:family="paragraph" style:parent-style-name="Table_20_Contents">
      <style:paragraph-properties fo:line-height="100%"/>
      <style:text-properties style:font-name="Garamond"/>
    </style:style>
    <style:style style:name="P7" style:family="paragraph" style:parent-style-name="Table_20_Contents">
      <style:paragraph-properties fo:line-height="100%" fo:text-align="end" style:justify-single-word="false"/>
      <style:text-properties style:font-name="Garamond"/>
    </style:style>
    <style:style style:name="P8" style:family="paragraph" style:parent-style-name="Table_20_Contents">
      <style:paragraph-properties fo:line-height="100%" fo:text-align="end" style:justify-single-word="false"/>
    </style:style>
    <style:style style:name="P9" style:family="paragraph" style:parent-style-name="Author">
      <style:paragraph-properties fo:line-height="100%"/>
      <style:text-properties style:font-name="Garamond"/>
    </style:style>
    <style:style style:name="P10" style:family="paragraph" style:parent-style-name="Title">
      <style:paragraph-properties fo:line-height="100%"/>
      <style:text-properties style:font-name="Garamond" fo:font-size="13pt" style:font-size-asian="13pt" style:font-size-complex="13pt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4" style:family="paragraph" style:parent-style-name="Text_20_body" style:list-style-name="L4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5" style:family="paragraph" style:parent-style-name="Text_20_body" style:list-style-name="L5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6" style:family="paragraph" style:parent-style-name="Text_20_body" style:list-style-name="L6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7" style:family="paragraph" style:parent-style-name="Text_20_body" style:list-style-name="L7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8" style:family="paragraph" style:parent-style-name="Text_20_body" style:list-style-name="L8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19" style:family="paragraph" style:parent-style-name="Text_20_body" style:list-style-name="L9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0" style:family="paragraph" style:parent-style-name="Text_20_body" style:list-style-name="L10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1" style:family="paragraph" style:parent-style-name="Text_20_body" style:list-style-name="L11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2" style:family="paragraph" style:parent-style-name="Text_20_body" style:list-style-name="L12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3" style:family="paragraph" style:parent-style-name="Text_20_body" style:list-style-name="L13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4" style:family="paragraph" style:parent-style-name="Text_20_body" style:list-style-name="L14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5" style:family="paragraph" style:parent-style-name="Text_20_body" style:list-style-name="L15">
      <style:paragraph-properties fo:margin-left="0in" fo:margin-right="0in" fo:margin-top="0in" fo:margin-bottom="0in" fo:line-height="100%" fo:text-indent="0in" style:auto-text-indent="false"/>
      <style:text-properties style:font-name="Garamond"/>
    </style:style>
    <style:style style:name="P26" style:family="paragraph" style:parent-style-name="Heading_20_1">
      <style:paragraph-properties fo:line-height="100%"/>
      <style:text-properties style:font-name="Garamond"/>
    </style:style>
    <style:style style:name="P27" style:family="paragraph" style:parent-style-name="Heading_20_2">
      <style:paragraph-properties fo:line-height="100%"/>
      <style:text-properties style:font-name="Garamond"/>
    </style:style>
    <style:style style:name="P28" style:family="paragraph" style:parent-style-name="Table_20_Contents">
      <style:paragraph-properties fo:line-height="100%" fo:text-align="end" style:justify-single-word="false"/>
      <style:text-properties style:font-name="Garamon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Garamond" style:text-underline-style="none"/>
    </style:style>
    <text:list-style style:name="L1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number text:level="2" text:style-name="Numbering_20_Symbols" style:num-format="">
        <style:list-level-properties text:space-before="0.5in" text:min-label-width="0.25in"/>
      </text:list-level-style-number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number text:level="2" text:style-name="Numbering_20_Symbols" style:num-format="">
        <style:list-level-properties text:space-before="0.5in" text:min-label-width="0.25in"/>
      </text:list-level-style-number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number text:level="2" text:style-name="Numbering_20_Symbols" style:num-format="">
        <style:list-level-properties text:space-before="0.5in" text:min-label-width="0.25in"/>
      </text:list-level-style-number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number text:level="1" text:style-name="Numbering_20_Symbols" style:num-format="">
        <style:list-level-properties text:space-before="0.25in" text:min-label-width="0.25in"/>
      </text:list-level-style-number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urriculum Vitae</text:h>
      <text:p text:style-name="P9">David Sans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epartment of Philosophy</text:p>
          </table:table-cell>
          <table:table-cell table:style-name="Table1.A1" office:value-type="string">
            <text:p text:style-name="P7">614–292–2235 (office)</text:p>
          </table:table-cell>
        </table:table-row>
        <table:table-row>
          <table:table-cell table:style-name="Table1.A1" office:value-type="string">
            <text:p text:style-name="P6">The Ohio State University</text:p>
          </table:table-cell>
          <table:table-cell table:style-name="Table1.A1" office:value-type="string">
            <text:p text:style-name="P7">614–515–5003 (mobile)</text:p>
          </table:table-cell>
        </table:table-row>
        <table:table-row>
          <table:table-cell table:style-name="Table1.A1" office:value-type="string">
            <text:p text:style-name="P6">372 University Hall</text:p>
          </table:table-cell>
          <table:table-cell table:style-name="Table1.A1" office:value-type="string">
            <text:p text:style-name="P8"><text:a xlink:type="simple" xlink:href="mailto:sanson.7@osu.edu"><text:span text:style-name="Teletype"><text:span text:style-name="T2">sanson.7@osu.edu</text:span></text:span></text:a></text:p>
          </table:table-cell>
        </table:table-row>
        <table:table-row>
          <table:table-cell table:style-name="Table1.A1" office:value-type="string">
            <text:p text:style-name="P6">230 North Oval Mall</text:p>
          </table:table-cell>
          <table:table-cell table:style-name="Table1.A1" office:value-type="string">
            <text:p text:style-name="P8"><text:a xlink:type="simple" xlink:href="http://davidsanson.com/"><text:span text:style-name="Teletype"><text:span text:style-name="T2">http://davidsanson.com</text:span></text:span></text:a></text:p>
          </table:table-cell>
        </table:table-row>
        <table:table-row>
          <table:table-cell table:style-name="Table1.A1" office:value-type="string">
            <text:p text:style-name="P6">Columbus, Ohio 43210</text:p>
          </table:table-cell>
          <table:table-cell table:style-name="Table1.A1" office:value-type="string">
            <text:p text:style-name="P2"/>
          </table:table-cell>
        </table:table-row>
      </table:table>
      <text:h text:style-name="P26" text:outline-level="1"/>
      <text:h text:style-name="P26" text:outline-level="1">Employment</text:h>
      <text:list xml:id="list1741900030" text:style-name="L1">
        <text:list-item>
          <text:p text:style-name="P11">Assistant Professor, The Ohio State University, 2005—present.</text:p>
        </text:list-item>
      </text:list>
      <text:h text:style-name="P26" text:outline-level="1">Education</text:h>
      <text:list xml:id="list537303480" text:style-name="L2">
        <text:list-item>
          <text:p text:style-name="P12">Ph.D., Philosophy, UCLA, 2005.</text:p>
          <text:list text:style-name="L3">
            <text:list-item>
              <text:p text:style-name="P13">Dissertation: <text:span text:style-name="T1">Being</text:span><text:span text:style-name="T1"> </text:span><text:span text:style-name="T1">and</text:span><text:span text:style-name="T1"> </text:span><text:span text:style-name="T1">Time</text:span><text:span text:style-name="T1">:</text:span><text:span text:style-name="T1"> </text:span><text:span text:style-name="T1">The</text:span><text:span text:style-name="T1"> </text:span><text:span text:style-name="T1">Metaphysics</text:span><text:span text:style-name="T1"> </text:span><text:span text:style-name="T1">of</text:span><text:span text:style-name="T1"> </text:span><text:span text:style-name="T1">Past</text:span><text:span text:style-name="T1"> </text:span><text:span text:style-name="T1">and</text:span><text:span text:style-name="T1"> </text:span><text:span text:style-name="T1">Future</text:span><text:span text:style-name="T1"> </text:span><text:span text:style-name="T1">in</text:span><text:span text:style-name="T1"> </text:span><text:span text:style-name="T1">a</text:span><text:span text:style-name="T1"> </text:span><text:span text:style-name="T1">Dynamic</text:span><text:span text:style-name="T1"> </text:span><text:span text:style-name="T1">World</text:span></text:p>
            </text:list-item>
            <text:list-item>
              <text:p text:style-name="P13">Committee: Calvin Normore (chair), David Kaplan, Terry Parsons, Philippe Schlenker</text:p>
            </text:list-item>
          </text:list>
        </text:list-item>
        <text:list-item>
          <text:p text:style-name="P12">M.A., Philosophy, UCLA, 2003.</text:p>
        </text:list-item>
        <text:list-item>
          <text:p text:style-name="P12">B.A., Philosophy, Reed College, 1996.</text:p>
          <text:list text:style-name="L3">
            <text:list-item>
              <text:p text:style-name="P13">Thesis: “Intending to Act”</text:p>
            </text:list-item>
            <text:list-item>
              <text:p text:style-name="P13">Supervisor: Mark Hinchliff</text:p>
            </text:list-item>
          </text:list>
        </text:list-item>
      </text:list>
      <text:h text:style-name="P26" text:outline-level="1">Area of Specialization</text:h>
      <text:list xml:id="list1805826598" text:style-name="L4">
        <text:list-item>
          <text:p text:style-name="P14">Metaphysics</text:p>
        </text:list-item>
      </text:list>
      <text:h text:style-name="P26" text:outline-level="1">Areas of Competence</text:h>
      <text:p text:style-name="P5">Philosophy of Language, Medieval Philosophy, Ancient Philosophy, Logic, </text:p>
      <text:p text:style-name="P5">Philosophy of Religion</text:p>
      <text:h text:style-name="P26" text:outline-level="1">Publications</text:h>
      <text:list xml:id="list1209308356" text:style-name="L5">
        <text:list-item>
          <text:p text:style-name="P15">“Presentism and Truthmaking,” with Ben Caplan, <text:span text:style-name="T1">Philosophy</text:span><text:span text:style-name="T1"> </text:span><text:span text:style-name="T1">Compass</text:span> (6:3) 2011: 196–208.</text:p>
        </text:list-item>
        <text:list-item>
          <text:p text:style-name="P15">“The Way Things Were,” with Ben Caplan, <text:span text:style-name="T1">Philosophy</text:span><text:span text:style-name="T1"> </text:span><text:span text:style-name="T1">and</text:span><text:span text:style-name="T1"> </text:span><text:span text:style-name="T1">Phenomenological</text:span><text:span text:style-name="T1"> </text:span><text:span text:style-name="T1">Research</text:span> (81.1) 2010: 24–39.</text:p>
        </text:list-item>
        <text:list-item>
          <text:p text:style-name="P15">“The Early Arabic Liar,” with Ahmed Alwishah, <text:span text:style-name="T1">Vivarium</text:span> (47:1) 2009: 97–127.</text:p>
        </text:list-item>
      </text:list>
      <text:h text:style-name="P26" text:outline-level="1">Work in Progress</text:h>
      <text:list xml:id="list2128362905" text:style-name="L6">
        <text:list-item>
          <text:p text:style-name="P16">“Once Present, Now Past” (under review)</text:p>
        </text:list-item>
        <text:list-item>
          <text:p text:style-name="P16">“Maximal Possibilities” (under revision)</text:p>
        </text:list-item>
        <text:list-item>
          <text:p text:style-name="P16">“Worlds Enough for Junk” (under review)</text:p>
        </text:list-item>
        <text:list-item>
          <text:p text:style-name="P16">“Nonserious Nonfictionalism” (in progress)</text:p>
        </text:list-item>
        <text:list-item>
          <text:p text:style-name="P16">“Boethian Presentism” (in progress)</text:p>
        </text:list-item>
      </text:list>
      <text:h text:style-name="P26" text:outline-level="1">Presentations</text:h>
      <text:list xml:id="list1828295077" text:style-name="L7">
        <text:list-item>
          <text:p text:style-name="P17">“Worlds Enough for Junk,” Kenyon College, November 2011 (invited)</text:p>
        </text:list-item>
        <text:list-item>
          <text:p text:style-name="P17">“Locality and Necessity,” with Ben Caplan, APA Pacific Meeting, Pasadena CA, March 2008 (refereed)</text:p>
        </text:list-item>
        <text:list-item>
          <text:p text:style-name="P17">“The Essentially Unreal Past,” APA Central Meeting, Chicago, IL, April 2007</text:p>
        </text:list-item>
        <text:list-item>
          <text:p text:style-name="P17">“The Way Things Were,” with Ben Caplan</text:p>
          <text:list text:style-name="L8">
            <text:list-item>
              <text:p text:style-name="P18"><text:soft-page-break/>CPA Annual Congress, University of Western Ontario, May 2005 (refereed)</text:p>
            </text:list-item>
            <text:list-item>
              <text:p text:style-name="P18">APA Central Division Meeting, Chicago, IL, April 2005 (refereed)</text:p>
            </text:list-item>
            <text:list-item>
              <text:p text:style-name="P18">8th Annual INPC, University of Idaho and )SU, April 2005 (refereed)</text:p>
            </text:list-item>
          </text:list>
        </text:list-item>
        <text:list-item>
          <text:p text:style-name="P17">“The Once Present and the Now Past” (job talk)</text:p>
          <text:list text:style-name="L9">
            <text:list-item>
              <text:p text:style-name="P19">University of Rochester, February 2005</text:p>
            </text:list-item>
            <text:list-item>
              <text:p text:style-name="P19">University of Manitoba, January 2005</text:p>
            </text:list-item>
            <text:list-item>
              <text:p text:style-name="P19">Ohio State University, January 2005</text:p>
            </text:list-item>
          </text:list>
        </text:list-item>
      </text:list>
      <text:h text:style-name="P26" text:outline-level="1">Comments</text:h>
      <text:list xml:id="list355180003" text:style-name="L10">
        <text:list-item>
          <text:p text:style-name="P20">“Comments on Dana Goswick, ‘Counterfactual Analysis &amp; Causal Overdetermination,’” APA Pacific Meeting, Portland, OR, March 2006.</text:p>
        </text:list-item>
        <text:list-item>
          <text:p text:style-name="P20">“Comments on Marie Pannier, ‘Presentism and Singular Propositions,’” WCPA Meeting, University of Manitoba, October 2005.</text:p>
        </text:list-item>
        <text:list-item>
          <text:p text:style-name="P20">“Comments on Kelly Trogdon, ‘Dualism, Mental Causation, and Counterfactuals,’” APA Pacific Meeting, San Francisco, March 2003.</text:p>
        </text:list-item>
      </text:list>
      <text:h text:style-name="P26" text:outline-level="1">Teaching</text:h>
      <text:h text:style-name="P27" text:outline-level="2">Graduate Seminars</text:h>
      <text:list xml:id="list573830582" text:style-name="L11">
        <text:list-item>
          <text:p text:style-name="P21">First Year Proseminar, with William Taschek (Fall 2011)</text:p>
        </text:list-item>
        <text:list-item>
          <text:p text:style-name="P21">Dissertation Seminar (Spring 2011)</text:p>
        </text:list-item>
        <text:list-item>
          <text:p text:style-name="P21">Tense and Passage (Winter 2010)</text:p>
        </text:list-item>
        <text:list-item>
          <text:p text:style-name="P21">First Year Proseminar, with Ben Caplan (Fall 2008)</text:p>
        </text:list-item>
        <text:list-item>
          <text:p text:style-name="P21">Nonexistents (Fall 2007)</text:p>
        </text:list-item>
        <text:list-item>
          <text:p text:style-name="P21">Time and Change (Spring 2006)</text:p>
        </text:list-item>
      </text:list>
      <text:h text:style-name="P27" text:outline-level="2">Undergraduate Courses</text:h>
      <text:list xml:id="list1089591818" text:style-name="L12">
        <text:list-item>
          <text:p text:style-name="P22">Philosophy 670: Advanced Topics in Philosophy of Religion (Fall 2010)</text:p>
        </text:list-item>
        <text:list-item>
          <text:p text:style-name="P22">Philosophy 663: Advanced Metaphysics (Winter 2009)</text:p>
        </text:list-item>
        <text:list-item>
          <text:p text:style-name="P22">Philosophy 463: Introduction to Metaphysics (Winter 2010, Winter 2007)</text:p>
        </text:list-item>
        <text:list-item>
          <text:p text:style-name="P22">Philosophy 302: Introduction to Medieval Philosophy (Fall 2008, Fall 2007, Spring 2007, Winter 2006)</text:p>
        </text:list-item>
        <text:list-item>
          <text:p text:style-name="P22">Philosophy 301: Introduction to Ancient Philosophy (Fall 2010, Fall 2009, Winter 2009, Winter 2008, Winter 2007)</text:p>
        </text:list-item>
        <text:list-item>
          <text:p text:style-name="P22">Philosophy 250: Symbolic Logic (Spring 2011, Winter 2008)</text:p>
        </text:list-item>
        <text:list-item>
          <text:p text:style-name="P22">Philosophy 150: Informal Logic (Winter 2006)</text:p>
        </text:list-item>
        <text:list-item>
          <text:p text:style-name="P22">Philosophy H101: Introduction to Philosophy, Honors (Fall 2009, Spring 2006)</text:p>
        </text:list-item>
        <text:list-item>
          <text:p text:style-name="P22">Philosophy 101: Introduction to Philosophy (Spring 2007)</text:p>
        </text:list-item>
        <text:list-item>
          <text:p text:style-name="P22">Philosophy C119: Topics in Early Modern Philosophy (UCLA, Summer 2003)</text:p>
        </text:list-item>
        <text:list-item>
          <text:p text:style-name="P22">Philosophy 31: Symbolic Logic (UCLA, Summer 2001)</text:p>
        </text:list-item>
      </text:list>
      <text:h text:style-name="P27" text:outline-level="2">Teaching Presentations</text:h>
      <text:list xml:id="list97202331" text:style-name="L13">
        <text:list-item>
          <text:p text:style-name="P23">“Nonstandard Tense Realism,” OSU Undergraduate Philosophy Club, March 2009</text:p>
        </text:list-item>
        <text:list-item>
          <text:p text:style-name="P23">“Fatalism and Future Contingents,” OSU Undergraduate Philosophy Club, November 2005</text:p>
        </text:list-item>
      </text:list>
      <text:h text:style-name="P26" text:outline-level="1"><text:soft-page-break/>Advising</text:h>
      <text:h text:style-name="P27" text:outline-level="2">Dissertation Committee Member</text:h>
      <text:list xml:id="list512580571" text:style-name="L14">
        <text:list-item>
          <text:p text:style-name="P24">Eric Carter, <text:span text:style-name="T1">Objectivity</text:span><text:span text:style-name="T1"> </text:span><text:span text:style-name="T1">and</text:span><text:span text:style-name="T1"> </text:span><text:span text:style-name="T1">Communication</text:span>, 2007–2011</text:p>
        </text:list-item>
        <text:list-item>
          <text:p text:style-name="P24">Vassilis Tsompanidis, <text:span text:style-name="T1">Tensed</text:span><text:span text:style-name="T1"> </text:span><text:span text:style-name="T1">Belief</text:span> (UC Santa Barbara), 2008–2010</text:p>
        </text:list-item>
        <text:list-item>
          <text:p text:style-name="P24"><text:span text:style-name="T1">In</text:span><text:span text:style-name="T1"> </text:span><text:span text:style-name="T1">Progress</text:span><text:span text:style-name="T1">:</text:span> Scott Brown, 2011-present; James McGlothlin, 2011-present; Wesley Cray, 2009-present; Cathy Muller, 2008-present</text:p>
        </text:list-item>
      </text:list>
      <text:h text:style-name="P27" text:outline-level="2">Graduate Qual­ifying Exam Committee Member</text:h>
      <text:list xml:id="list305323854" text:style-name="L15">
        <text:list-item>
          <text:p text:style-name="P25">Scott Brown, 2011; James McGlothlin, 2011; Wesley Cray, 2009; Patrick Reeder, 2009; Cathy Muller, 2008</text:p>
        </text:list-item>
      </text:list>
      <text:h text:style-name="P27" text:outline-level="2">Graduate Candidacy Exam Committee Member</text:h>
      <text:list xml:id="list1186559619" text:style-name="L15">
        <text:list-item>
          <text:p text:style-name="P25">David Blanks, 2011; Ben Horne, 2011; Scott Brown, 2010; Daniel Pearlberg, 2009; Conrad Robinson, 2009; Wesley Cray, 2008; Andrew Choi, 2007; Thomas Evans, 2007; Cathy Muller, 2007</text:p>
        </text:list-item>
      </text:list>
      <text:h text:style-name="P27" text:outline-level="2">Undergraduate Honors Thesis Committee Member</text:h>
      <text:list xml:id="list386433591" text:style-name="L15">
        <text:list-item>
          <text:p text:style-name="P25">Gabbrielle Johnson (Philosophy), “Reference Magnetism and Macro-Naturalism,” 2011</text:p>
        </text:list-item>
        <text:list-item>
          <text:p text:style-name="P25">Dan Giglio (Philosophy), “Quantum Individuality” 2011</text:p>
        </text:list-item>
        <text:list-item>
          <text:p text:style-name="P25">Ben Flowers (Philosophy), “Rule A and Responsibility: A Defense of the Compatibility of Moral Responsibility and Causal Determinism,” 2009</text:p>
        </text:list-item>
        <text:list-item>
          <text:p text:style-name="P25">Matthew Grover (Psychology), “Using Attitude Formation Towards Novel Stimuli to Predict Changes in Depressive Symptoms,” 2009</text:p>
        </text:list-item>
      </text:list>
      <text:h text:style-name="P27" text:outline-level="2">Undergraduate Honors Thesis External Examiner</text:h>
      <text:list xml:id="list474701395" text:style-name="L15">
        <text:list-item>
          <text:p text:style-name="P25">Rachel Randall (Philosophy, Oberlin), “The Ethics of Creation of Persons,” 2007</text:p>
        </text:list-item>
        <text:list-item>
          <text:p text:style-name="P25">Michael Siniscalchi (Philosophy, Oberlin), “Can Representationalism Bridge Levine’s Gap?” 2007</text:p>
        </text:list-item>
      </text:list>
      <text:h text:style-name="P26" text:outline-level="1">Awards and Grants</text:h>
      <text:list xml:id="list1983125094" text:style-name="L15">
        <text:list-item>
          <text:p text:style-name="P25">UCLA Dissertation Year Fellowship, 2004–2005</text:p>
        </text:list-item>
        <text:list-item>
          <text:p text:style-name="P25">UCLA Distinguished Teaching Assistant Award, 2004</text:p>
        </text:list-item>
        <text:list-item>
          <text:p text:style-name="P25">Robert M. Yost Prize for Excellence in Teaching, UCLA Philosophy Department, 2000</text:p>
        </text:list-item>
        <text:list-item>
          <text:p text:style-name="P25">UCLA Department of Philosophy Fellowship, 1996–97</text:p>
        </text:list-item>
      </text:list>
      <text:h text:style-name="P26" text:outline-level="1">Refereeing</text:h>
      <text:p text:style-name="P4"><text:span text:style-name="T1">American</text:span><text:span text:style-name="T1"> </text:span><text:span text:style-name="T1">Philosophical</text:span><text:span text:style-name="T1"> </text:span><text:span text:style-name="T1">Quarterly</text:span>, <text:span text:style-name="T1">Australasian</text:span><text:span text:style-name="T1"> </text:span><text:span text:style-name="T1">Journal</text:span><text:span text:style-name="T1"> </text:span><text:span text:style-name="T1">of</text:span><text:span text:style-name="T1"> </text:span><text:span text:style-name="T1">Philosophy</text:span>, <text:span text:style-name="T1">Erkenntnis</text:span>, <text:span text:style-name="T1">Pacific</text:span><text:span text:style-name="T1"> </text:span><text:span text:style-name="T1">Philosophical</text:span><text:span text:style-name="T1"> </text:span><text:span text:style-name="T1">Quarterly</text:span>, <text:span text:style-name="T1">Philosophical</text:span><text:span text:style-name="T1"> </text:span><text:span text:style-name="T1">Studies</text:span>, <text:span text:style-name="T1">Southern</text:span><text:span text:style-name="T1"> </text:span><text:span text:style-name="T1">Journal</text:span><text:span text:style-name="T1"> </text:span><text:span text:style-name="T1">of</text:span><text:span text:style-name="T1"> </text:span><text:span text:style-name="T1">Philosophy</text:span></text:p>
      <text:h text:style-name="P26" text:outline-level="1">Departmental Service</text:h>
      <text:p text:style-name="P3">Colloquium Committee, 2005-present; Salary Committee, 2009–10; Hiring Committee, 2008–09; Undergraduate Committee, 2005–06, 2008–09; Bingham Committee, 2008–09; Research Committee, 2007–08; Executive Committee, 2006–07; Curriculum Committee, 2005–06; Fink Committee, 2005–06, 2011–2012</text:p>
      <text:h text:style-name="P26" text:outline-level="1">Other Service</text:h>
      <text:list xml:id="list400534431" text:style-name="L15">
        <text:list-item>
          <text:p text:style-name="P25">Session Chair: Central APA, 2010; Central APA, 2009; Pacific APA, 200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598in" fo:margin-bottom="0.0598in" fo:line-height="200%" fo:text-align="justify" style:justify-single-word="false" fo:orphans="2" fo:widows="2" fo:hyphenation-ladder-count="no-limit" style:page-number="auto"/>
      <style:text-properties style:font-name="Times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598in" fo:margin-bottom="0.0598in" fo:line-height="200%"/>
      <style:text-properties style:font-name="Time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598in" fo:line-height="200%"/>
      <style:text-properties style:font-name="Times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8in" fo:margin-bottom="0.0598in" fo:line-height="200%"/>
      <style:text-properties style:font-name="Times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2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0.5in" fo:margin-right="0in" fo:margin-top="0.0598in" fo:margin-bottom="0.0598in" fo:line-height="200%" fo:text-indent="0in" style:auto-text-indent="false" style:page-number="auto"/>
      <style:text-properties style:font-name="Times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fo:keep-together="always" style:page-number="auto" fo:keep-with-next="always"/>
      <style:text-properties style:font-name="Courier New" fo:font-size="11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  <style:text-properties style:font-name="Times1" fo:font-weight="bold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line-height="200%" fo:text-indent="0in" style:auto-text-indent="false"/>
      <style:text-properties style:font-name="Times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in" fo:margin-right="0in" fo:line-height="200%" fo:text-align="justify" style:justify-single-word="false" fo:orphans="2" fo:widows="2" fo:hyphenation-ladder-count="no-limit" fo:text-indent="0in" style:auto-text-indent="false" style:page-number="auto" text:number-lines="false" text:line-number="0"/>
      <style:text-properties style:font-name="Times" fo:font-size="12pt" style:font-size-asian="10pt" style:font-size-complex="10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"/>
    </style:style>
    <style:style style:name="Definition_20_Term_20_Tight" style:display-name="Definition Term Tight" style:family="paragraph" style:parent-style-name="Standard" style:next-style-name="Definition_20_Definition_20_Tight" style:master-page-name="">
      <style:paragraph-properties fo:margin-top="0.0799in" fo:margin-bottom="0in" fo:line-height="100%" style:page-number="auto" fo:keep-with-next="always"/>
      <style:text-properties fo:font-weight="bold"/>
    </style:style>
    <style:style style:name="Definition_20_Definition_20_Tight" style:display-name="Definition Definition Tight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paragraph-properties fo:line-height="200%" fo:text-align="center" style:justify-single-word="false"/>
      <style:text-properties style:font-name="Times" fo:font-style="normal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style:font-name="Times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margin-top="0in" fo:margin-bottom="0in" fo:line-height="200%" fo:text-align="center" style:justify-single-word="false" style:page-number="auto"/>
      <style:text-properties style:font-name="Times1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>
      <style:text-properties style:font-name="Times" fo:font-style="normal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>
      <style:text-properties fo:background-color="transparent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inition_20_Term_20_Character" style:display-name="Definition Term Character" style:family="text" style:parent-style-name="Definition">
      <style:text-properties fo:font-weight="bold" fo:background-color="transpar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 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25in" style:distance-after-sep="0.25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/>
    <dc:subject/>
    <meta:creation-date/>
    <dc:date>2011-11-06T09:44:59</dc:date>
    <meta:editing-cycles>13</meta:editing-cycles>
    <meta:editing-duration>PT3H48M18S</meta:editing-duration>
    <dc:creator>David Sanson</dc:creator>
    <meta:printed-by>David Sanson</meta:printed-by>
    <meta:print-date>2011-11-06T09:44:25</meta:print-date>
    <meta:document-statistic meta:table-count="1" meta:image-count="0" meta:object-count="0" meta:page-count="3" meta:paragraph-count="0" meta:word-count="727" meta:character-count="5578" meta:non-whitespace-character-count="4953"/>
    <meta:user-defined meta:name="Info 1"/>
    <meta:user-defined meta:name="Info 2"/>
    <meta:user-defined meta:name="Info 3"/>
    <meta:user-defined meta:name="Info 4"/>
  </office:meta>
</office:document-meta>
</file>